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7_10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7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imon Ezekiel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April 11, 1895</text:p>
      <text:p text:style-name="P5">Month<text:tab/><text:tab/><text:tab/><text:tab/><text:tab/><text:tab/>April</text:p>
      <text:p text:style-name="P5">Year<text:tab/><text:tab/><text:tab/><text:tab/><text:tab/><text:tab/>1895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Letter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2">[Hebrew]/</text:p>
      <text:p text:style-name="P2">Congregation House of Israel./</text:p>
      <text:p text:style-name="P3">SIMON EZEKIEL, Sec'y,<text:tab/><text:tab/><text:tab/><text:tab/><text:tab/><text:tab/>Philadelphia, April 11th 1895/</text:p>
      <text:p text:style-name="P3">1543 Marshall Street,/</text:p>
      <text:p text:style-name="P3">Rev Dr S Morais/</text:p>
      <text:p text:style-name="P3"><text:tab/>Dear Sir/</text:p>
      <text:p text:style-name="P3">At the Semi Annual meeting of the Congregation/ "Beth Israel" held the 7th inst/ It was unanimously agreed to join the/ Jewish Theological Seminary Association/ where of your are its worthy President,/ with an Annual subscription of Twenty five (25) Dollars/ hoping this communication will favorably be received/ yours most obedient/ Simon Ezekiel/ Secy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22T14:43:04.16</meta:creation-date>
    <dc:date>2011-12-22T14:48:36.19</dc:date>
    <dc:creator>Penn Libraries</dc:creator>
    <meta:editing-duration>PT00H05M32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7" meta:word-count="240" meta:character-count="1767"/>
  </office:meta>
</office:document-meta>
</file>